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2.251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/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rigger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TriggerSelector</text:p>
          </table:table-cell>
          <table:table-cell office:value-type="string" calcext:value-type="string">
            <text:p>Selects the type of trigger to configure. AVAILABLE: Always. LOCKED: Never.</text:p>
          </table:table-cell>
        </table:table-row>
        <table:table-row table:style-name="ro1">
          <table:table-cell/>
          <table:table-cell office:value-type="string" calcext:value-type="string">
            <text:p>TriggerOverlap</text:p>
          </table:table-cell>
          <table:table-cell office:value-type="string" calcext:value-type="string">
            <text:p>Specifies the type trigger overlap permitted with the previous frame. This defines when a valid trigger will be accepted (or latched) for a new frame. AVAILABLE: Always. LOCKED: Never.</text:p>
          </table:table-cell>
        </table:table-row>
        <table:table-row table:style-name="ro1">
          <table:table-cell/>
          <table:table-cell office:value-type="string" calcext:value-type="string">
            <text:p>TriggerMode</text:p>
          </table:table-cell>
          <table:table-cell office:value-type="string" calcext:value-type="string">
            <text:p>Controls if the selected trigger is active. AVAILABLE: Always. LOCKED: (SequencerMode = On) OR (ExposureMode = TriggerWidth).</text:p>
          </table:table-cell>
        </table:table-row>
        <table:table-row table:style-name="ro1">
          <table:table-cell/>
          <table:table-cell office:value-type="string" calcext:value-type="string">
            <text:p>TriggerDelay</text:p>
          </table:table-cell>
          <table:table-cell office:value-type="string" calcext:value-type="string">
            <text:p>Specifies the delay in microseconds (us) to apply after the trigger reception before activating it. AVAILABLE: Always. LOCKED: Never.</text:p>
          </table:table-cell>
        </table:table-row>
        <table:table-row table:style-name="ro1">
          <table:table-cell/>
          <table:table-cell office:value-type="string" calcext:value-type="string">
            <text:p>TriggerSoftware</text:p>
          </table:table-cell>
          <table:table-cell office:value-type="string" calcext:value-type="string">
            <text:p>Generates an internal trigger. TriggerSource must be set to Software. AVAILABLE: Always. LOCKED: Never.</text:p>
          </table:table-cell>
        </table:table-row>
        <table:table-row table:style-name="ro1">
          <table:table-cell/>
          <table:table-cell office:value-type="string" calcext:value-type="string">
            <text:p>TriggerActivation</text:p>
          </table:table-cell>
          <table:table-cell office:value-type="string" calcext:value-type="string">
            <text:p>Specifies the activation mode of the trigger. AVAILABLE: Always. LOCKED: Never.</text:p>
          </table:table-cell>
        </table:table-row>
        <table:table-row table:style-name="ro1">
          <table:table-cell/>
          <table:table-cell office:value-type="string" calcext:value-type="string">
            <text:p>TriggerSource</text:p>
          </table:table-cell>
          <table:table-cell office:value-type="string" calcext:value-type="string">
            <text:p>Specifies the internal signal or physical input Line to use as the trigger source. The selected trigger must have its TriggerMode set to On. AVAILABLE: Always. LOCKED: Never.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Acquisition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AcquisitionFrameRateEnable</text:p>
          </table:table-cell>
          <table:table-cell office:value-type="string" calcext:value-type="string">
            <text:p>Controls if the AcquisitionFrameRate feature is writable and used to control the acquisition rate. Otherwise</text:p>
          </table:table-cell>
        </table:table-row>
        <table:table-row table:style-name="ro1">
          <table:table-cell/>
          <table:table-cell office:value-type="string" calcext:value-type="string">
            <text:p>AcquisitionStatus</text:p>
          </table:table-cell>
          <table:table-cell office:value-type="string" calcext:value-type="string">
            <text:p>Reads the state of the internal acquisition signal selected using AcquisitionStatusSelector. AVAILABLE: Always. LOCKED: Read Only feature..</text:p>
          </table:table-cell>
        </table:table-row>
        <table:table-row table:style-name="ro1">
          <table:table-cell/>
          <table:table-cell office:value-type="string" calcext:value-type="string">
            <text:p>AcquisitionStatusSelector</text:p>
          </table:table-cell>
          <table:table-cell office:value-type="string" calcext:value-type="string">
            <text:p>Selects the internal acquisition signal to read using AcquisitionStatus. AVAILABLE: Always. LOCKED: Never.</text:p>
          </table:table-cell>
        </table:table-row>
        <table:table-row table:style-name="ro1">
          <table:table-cell/>
          <table:table-cell office:value-type="string" calcext:value-type="string">
            <text:p>AcquisitionFrameCount</text:p>
          </table:table-cell>
          <table:table-cell office:value-type="string" calcext:value-type="string">
            <text:p>Number of frames to acquire in MultiFrame Acquisition mode. AVAILABLE: Always. LOCKED: ((AcquisitionStatus[Acquisition Active] = True) OR (AcquisitionMode != Multi Frame)).</text:p>
          </table:table-cell>
        </table:table-row>
        <table:table-row table:style-name="ro1">
          <table:table-cell/>
          <table:table-cell office:value-type="string" calcext:value-type="string">
            <text:p>AcquisitionFrameRate</text:p>
          </table:table-cell>
          <table:table-cell office:value-type="string" calcext:value-type="string">
            <text:p>Controls the acquisition rate (in Hertz) at which the frames are captured. AVAILABLE: Always. LOCKED: (AcquisitionFrameRateEnable = False).</text:p>
          </table:table-cell>
        </table:table-row>
        <table:table-row table:style-name="ro1">
          <table:table-cell/>
          <table:table-cell office:value-type="string" calcext:value-type="string">
            <text:p>AcquisitionMode</text:p>
          </table:table-cell>
          <table:table-cell office:value-type="string" calcext:value-type="string">
            <text:p>Sets the acquisition mode of the device. It defines mainly the number of frames to capture during an acquisition and the way the acquisition stops. AVAILABLE: Always. LOCKED: (AcquisitionStatus[Acquisition Active] = True).</text:p>
          </table:table-cell>
        </table:table-row>
        <table:table-row table:style-name="ro1">
          <table:table-cell/>
          <table:table-cell office:value-type="string" calcext:value-type="string">
            <text:p>AcquisitionStart</text:p>
          </table:table-cell>
          <table:table-cell office:value-type="string" calcext:value-type="string">
            <text:p>Starts the Acquisition of the device. The number of frames captured is specified by AcquisitionMode. AVAILABLE: Always. LOCKED: (DeviceTemperatureExceeded = True) OR (DeviceTemperatureUnderrun = True).</text:p>
          </table:table-cell>
        </table:table-row>
        <table:table-row table:style-name="ro1">
          <table:table-cell/>
          <table:table-cell office:value-type="string" calcext:value-type="string">
            <text:p>AcquisitionStop</text:p>
          </table:table-cell>
          <table:table-cell office:value-type="string" calcext:value-type="string">
            <text:p>Stops the Acquisition of the device at the end of the current Frame. It is mainly used when AcquisitionMode is Continuous but can be used in any acquisition mode. AVAILABLE: Always. LOCKED: Never.</text:p>
          </table:table-cell>
        </table:table-row>
        <table:table-row table:style-name="ro1">
          <table:table-cell/>
          <table:table-cell office:value-type="string" calcext:value-type="string">
            <text:p>AcquisitionAbort</text:p>
          </table:table-cell>
          <table:table-cell office:value-type="string" calcext:value-type="string">
            <text:p>Aborts the Acquisition immediately. This will end the capture without completing the current Frame or waiting on a trigger. If no Acquisition is in progress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Sequencer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equencerTriggerSource</text:p>
          </table:table-cell>
          <table:table-cell office:value-type="string" calcext:value-type="string">
            <text:p>Specifies the internal signal or physical input line to use as the sequencer trigger source. AVAILABLE: (SequencerConfigurationMode = On). LOCKED: Never.</text:p>
          </table:table-cell>
        </table:table-row>
        <table:table-row table:style-name="ro1">
          <table:table-cell/>
          <table:table-cell office:value-type="string" calcext:value-type="string">
            <text:p>SequencerTriggerActivation</text:p>
          </table:table-cell>
          <table:table-cell office:value-type="string" calcext:value-type="string">
            <text:p>Specifies the activation mode of the sequencer trigger. AVAILABLE: (SequencerConfigurationMode = On). LOCKED: Never.</text:p>
          </table:table-cell>
        </table:table-row>
        <table:table-row table:style-name="ro1">
          <table:table-cell/>
          <table:table-cell office:value-type="string" calcext:value-type="string">
            <text:p>SequencerSetStart</text:p>
          </table:table-cell>
          <table:table-cell office:value-type="string" calcext:value-type="string">
            <text:p>Sets the initial/start sequencer set</text:p>
          </table:table-cell>
        </table:table-row>
        <table:table-row table:style-name="ro1">
          <table:table-cell/>
          <table:table-cell office:value-type="string" calcext:value-type="string">
            <text:p>SequencerSetNext</text:p>
          </table:table-cell>
          <table:table-cell office:value-type="string" calcext:value-type="string">
            <text:p>Specifies the next sequencer set. AVAILABLE: (SequencerConfigurationMode = On). LOCKED: Never.</text:p>
          </table:table-cell>
        </table:table-row>
        <table:table-row table:style-name="ro1">
          <table:table-cell/>
          <table:table-cell office:value-type="string" calcext:value-type="string">
            <text:p>SequencerSetSelector</text:p>
          </table:table-cell>
          <table:table-cell office:value-type="string" calcext:value-type="string">
            <text:p>Selects the sequencer set to which further feature settings applies. AVAILABLE: (SequencerConfigurationMode = On). LOCKED: Never.</text:p>
          </table:table-cell>
        </table:table-row>
        <table:table-row table:style-name="ro1">
          <table:table-cell/>
          <table:table-cell office:value-type="string" calcext:value-type="string">
            <text:p>SequencerSetSave</text:p>
          </table:table-cell>
          <table:table-cell office:value-type="string" calcext:value-type="string">
            <text:p>Saves the current device state to the sequencer set selected by the SequencerSetSelector. AVAILABLE: (SequencerConfigurationMode = On). LOCKED: Never.</text:p>
          </table:table-cell>
        </table:table-row>
        <table:table-row table:style-name="ro1">
          <table:table-cell/>
          <table:table-cell office:value-type="string" calcext:value-type="string">
            <text:p>SequencerSetLoad</text:p>
          </table:table-cell>
          <table:table-cell office:value-type="string" calcext:value-type="string">
            <text:p>Loads the sequencer set selected by SequencerSetSelector in the device. Even if SequencerMode is off</text:p>
          </table:table-cell>
        </table:table-row>
        <table:table-row table:style-name="ro1">
          <table:table-cell/>
          <table:table-cell office:value-type="string" calcext:value-type="string">
            <text:p>SequencerSetActive</text:p>
          </table:table-cell>
          <table:table-cell office:value-type="string" calcext:value-type="string">
            <text:p>Contains the currently active sequencer set. AVAILABLE: (SequencerMode = On). LOCKED: Read Only feature..</text:p>
          </table:table-cell>
        </table:table-row>
        <table:table-row table:style-name="ro1">
          <table:table-cell/>
          <table:table-cell office:value-type="string" calcext:value-type="string">
            <text:p>SequencerConfigurationMode</text:p>
          </table:table-cell>
          <table:table-cell office:value-type="string" calcext:value-type="string">
            <text:p>Controls if the sequencer configuration mode is active. AVAILABLE: Always. LOCKED: (ShortExposureTimeEnable = On) OR (GainSelector != All) OR (BalanceWhiteAuto != Off) OR (SequencerMode = On).</text:p>
          </table:table-cell>
        </table:table-row>
        <table:table-row table:style-name="ro1">
          <table:table-cell/>
          <table:table-cell office:value-type="string" calcext:value-type="string">
            <text:p>SequencerFeatureSelector</text:p>
          </table:table-cell>
          <table:table-cell office:value-type="string" calcext:value-type="string">
            <text:p>Selects which sequencer features to control. AVAILABLE: Always. LOCKED: Never.</text:p>
          </table:table-cell>
        </table:table-row>
        <table:table-row table:style-name="ro1">
          <table:table-cell/>
          <table:table-cell office:value-type="string" calcext:value-type="string">
            <text:p>SequencerMode</text:p>
          </table:table-cell>
          <table:table-cell office:value-type="string" calcext:value-type="string">
            <text:p>Controls if the sequencer mechanism is active. AVAILABLE: Always. LOCKED: (ShortExposureTimeEnable = On) OR (HDREnable = True) OR (SequencerConfigurationMode = On) OR (BalanceWhiteAuto != Off) OR (GainAuto != Off) OR (ExposureAuto != Off) OR (ColorTransformationAuto != Off).</text:p>
          </table:table-cell>
        </table:table-row>
        <table:table-row table:style-name="ro1">
          <table:table-cell/>
          <table:table-cell office:value-type="string" calcext:value-type="string">
            <text:p>SequencerFeatureEnable</text:p>
          </table:table-cell>
          <table:table-cell office:value-type="string" calcext:value-type="string">
            <text:p>Enables the selected feature and make it active in all the sequencer sets. AVAILABLE: Always. LOCKED: Read Only feature..</text:p>
          </table:table-cell>
        </table:table-row>
        <table:table-row table:style-name="ro1">
          <table:table-cell/>
          <table:table-cell office:value-type="string" calcext:value-type="string">
            <text:p>SequencerPathSelector</text:p>
          </table:table-cell>
          <table:table-cell office:value-type="string" calcext:value-type="string">
            <text:p>Selects to which branching path further path settings applies. AVAILABLE: (SequencerConfigurationMode = On). LOCKED: Never.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Binning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BinningVertical</text:p>
          </table:table-cell>
          <table:table-cell office:value-type="string" calcext:value-type="string">
            <text:p>Number of vertical photo-sensitive cells to combine together. This increases the intensity (or signal to noise ratio) of the pixels and reduces the vertical resolution (height) of the image. AVAILABLE: Always. LOCKED: (SequencerMode = On) OR (AcquisitionStatus[Acquisition Active] = True) OR (TLParamsLocked = 1).</text:p>
          </table:table-cell>
        </table:table-row>
        <table:table-row table:style-name="ro1">
          <table:table-cell/>
          <table:table-cell office:value-type="string" calcext:value-type="string">
            <text:p>BinningHorizontalMode</text:p>
          </table:table-cell>
          <table:table-cell office:value-type="string" calcext:value-type="string">
            <text:p>Sets the mode to use to combine horizontal photo-sensitive cells together when BinningHorizontal is used. AVAILABLE: Always. LOCKED: Never.</text:p>
          </table:table-cell>
        </table:table-row>
        <table:table-row table:style-name="ro1">
          <table:table-cell/>
          <table:table-cell office:value-type="string" calcext:value-type="string">
            <text:p>BinningVerticalMode</text:p>
          </table:table-cell>
          <table:table-cell office:value-type="string" calcext:value-type="string">
            <text:p>Sets the mode used to combine horizontal photo-sensitive cells together when BinningVertical is used. AVAILABLE: Always. LOCKED: Never.</text:p>
          </table:table-cell>
        </table:table-row>
        <table:table-row table:style-name="ro1">
          <table:table-cell/>
          <table:table-cell office:value-type="string" calcext:value-type="string">
            <text:p>BinningSelector</text:p>
          </table:table-cell>
          <table:table-cell office:value-type="string" calcext:value-type="string">
            <text:p>Selects which binning engine is controlled by the BinningHorizontal and BinningVertical features. AVAILABLE: Always. LOCKED: Never.</text:p>
          </table:table-cell>
        </table:table-row>
        <table:table-row table:style-name="ro1">
          <table:table-cell/>
          <table:table-cell office:value-type="string" calcext:value-type="string">
            <text:p>BinningHorizontal</text:p>
          </table:table-cell>
          <table:table-cell office:value-type="string" calcext:value-type="string">
            <text:p>Number of horizontal photo-sensitive cells to combine together. This increases the intensity (or signal to noise ratio) of the pixels and reduces the horizontal resolution (width) of the image. AVAILABLE: Always. LOCKED: (SequencerMode = On) OR (AcquisitionStatus[Acquisition Active] = True) OR (TLParamsLocked = 1).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Exposure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Controls the selected gain as an absolute physical value. This is an amplification factor applied to the video signal. AVAILABLE: Always. LOCKED: (SequencerMode = On) OR (((GainSelector = All) AND (SequencerConfigurationMode = Off)) AND (GainAuto != Off)) OR ((GainSelector != All) AND ((BalanceWhiteAuto != Off) OR (ColorTransformationAuto != Off))).</text:p>
          </table:table-cell>
        </table:table-row>
        <table:table-row table:style-name="ro1">
          <table:table-cell/>
          <table:table-cell office:value-type="string" calcext:value-type="string">
            <text:p>ExposureMode</text:p>
          </table:table-cell>
          <table:table-cell office:value-type="string" calcext:value-type="string">
            <text:p>Sets the operation mode of the Exposure (or shutter). AVAILABLE: Always. LOCKED: (SequencerMode = On).</text:p>
          </table:table-cell>
        </table:table-row>
        <table:table-row table:style-name="ro1">
          <table:table-cell/>
          <table:table-cell office:value-type="string" calcext:value-type="string">
            <text:p>ExposureAutoMaxValue</text:p>
          </table:table-cell>
          <table:table-cell office:value-type="string" calcext:value-type="string">
            <text:p>Maximal value of ExposureTime calculable by exposure auto algorithm. AVAILABLE: Always. LOCKED: Never.</text:p>
          </table:table-cell>
        </table:table-row>
        <table:table-row table:style-name="ro1">
          <table:table-cell/>
          <table:table-cell office:value-type="string" calcext:value-type="string">
            <text:p>ExposureAutoMinValue</text:p>
          </table:table-cell>
          <table:table-cell office:value-type="string" calcext:value-type="string">
            <text:p>Minimal value of ExposureTime calculable by exposure auto algorithm. AVAILABLE: Always. LOCKED: Never.</text:p>
          </table:table-cell>
        </table:table-row>
        <table:table-row table:style-name="ro1">
          <table:table-cell/>
          <table:table-cell office:value-type="string" calcext:value-type="string">
            <text:p>ExposureAuto</text:p>
          </table:table-cell>
          <table:table-cell office:value-type="string" calcext:value-type="string">
            <text:p>Sets the automatic exposure mode when ExposureMode is Timed. The exact algorithm used to implement this control is device-specific. AVAILABLE: Always. LOCKED: Never.</text:p>
          </table:table-cell>
        </table:table-row>
        <table:table-row table:style-name="ro1">
          <table:table-cell/>
          <table:table-cell office:value-type="string" calcext:value-type="string">
            <text:p>BrightnessAutoNominalValue</text:p>
          </table:table-cell>
          <table:table-cell office:value-type="string" calcext:value-type="string">
            <text:p>Sets the nominal value for brightness in percent of full scale. It will be adjust with consider the setting in BrightnessAutoPriority. AVAILABLE: Always. LOCKED: Never.</text:p>
          </table:table-cell>
        </table:table-row>
        <table:table-row table:style-name="ro1">
          <table:table-cell/>
          <table:table-cell office:value-type="string" calcext:value-type="string">
            <text:p>GainSelector</text:p>
          </table:table-cell>
          <table:table-cell office:value-type="string" calcext:value-type="string">
            <text:p>Selects which Gain is controlled by the various Gain features. AVAILABLE: Always. LOCKED: (SequencerConfigurationMode = On).</text:p>
          </table:table-cell>
        </table:table-row>
        <table:table-row table:style-name="ro1">
          <table:table-cell/>
          <table:table-cell office:value-type="string" calcext:value-type="string">
            <text:p>GainAutoMinValue</text:p>
          </table:table-cell>
          <table:table-cell office:value-type="string" calcext:value-type="string">
            <text:p>Minimal value of Gain calculable by gain auto algorithm. AVAILABLE: (GainSelector = All). LOCKED: Never.</text:p>
          </table:table-cell>
        </table:table-row>
        <table:table-row table:style-name="ro1">
          <table:table-cell/>
          <table:table-cell office:value-type="string" calcext:value-type="string">
            <text:p>GainAutoMaxValue</text:p>
          </table:table-cell>
          <table:table-cell office:value-type="string" calcext:value-type="string">
            <text:p>Maximal value of Gain calculable by gain auto algorithm. AVAILABLE: (GainSelector = All). LOCKED: Never.</text:p>
          </table:table-cell>
        </table:table-row>
        <table:table-row table:style-name="ro1">
          <table:table-cell/>
          <table:table-cell office:value-type="string" calcext:value-type="string">
            <text:p>GainAuto</text:p>
          </table:table-cell>
          <table:table-cell office:value-type="string" calcext:value-type="string">
            <text:p>Sets the automatic gain control (AGC) mode. The exact algorithm used to implement AGC is device-specific. AVAILABLE: Always. LOCKED: Never.</text:p>
          </table:table-cell>
        </table:table-row>
        <table:table-row table:style-name="ro1">
          <table:table-cell/>
          <table:table-cell office:value-type="string" calcext:value-type="string">
            <text:p>ExposureTime</text:p>
          </table:table-cell>
          <table:table-cell office:value-type="string" calcext:value-type="string">
            <text:p>Sets the Exposure time when ExposureMode is Timed and ExposureAuto is Off. This controls the duration where the photosensitive cells are exposed to light. AVAILABLE: Always. LOCKED: (SequencerMode = On) OR (ExposureMode = TriggerWidth) OR ((ExposureAuto != Off) AND (SequencerConfigurationMode = Off)).</text:p>
          </table:table-cell>
        </table:table-row>
        <table:table-row table:style-name="ro1">
          <table:table-cell/>
          <table:table-cell office:value-type="string" calcext:value-type="string">
            <text:p>BrightnessAutoPriority</text:p>
          </table:table-cell>
          <table:table-cell office:value-type="string" calcext:value-type="string">
            <text:p>The feature set the highest priority auto feature to adjust the brightness. AVAILABLE: Always. LOCKED: Never.</text:p>
          </table:table-cell>
        </table:table-row>
        <table:table-row table:style-name="ro1">
          <table:table-cell/>
          <table:table-cell office:value-type="string" calcext:value-type="string">
            <text:p>SensorShutterMode</text:p>
          </table:table-cell>
          <table:table-cell office:value-type="string" calcext:value-type="string">
            <text:p>Sets the shutter mode of the device. AVAILABLE: Always. LOCKED: (AcquisitionStatus[Acquisition Active] = True).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mage-Settings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DefectPixelCorrection</text:p>
          </table:table-cell>
          <table:table-cell office:value-type="string" calcext:value-type="string">
            <text:p>Enable the correction of defect pixels. AVAILABLE: Always. LOCKED: Never.</text:p>
          </table:table-cell>
        </table:table-row>
        <table:table-row table:style-name="ro1">
          <table:table-cell/>
          <table:table-cell office:value-type="string" calcext:value-type="string">
            <text:p>DefectPixelListIndex</text:p>
          </table:table-cell>
          <table:table-cell office:value-type="string" calcext:value-type="string">
            <text:p>Index to the pixel correction list. AVAILABLE: Always. LOCKED: Never.</text:p>
          </table:table-cell>
        </table:table-row>
        <table:table-row table:style-name="ro1">
          <table:table-cell/>
          <table:table-cell office:value-type="string" calcext:value-type="string">
            <text:p>DefectPixelListEntryActive</text:p>
          </table:table-cell>
          <table:table-cell office:value-type="string" calcext:value-type="string">
            <text:p>Determines if the pixel correction is active for the selected entry. AVAILABLE: Always. LOCKED: Never.</text:p>
          </table:table-cell>
        </table:table-row>
        <table:table-row table:style-name="ro1">
          <table:table-cell/>
          <table:table-cell office:value-type="string" calcext:value-type="string">
            <text:p>FixedPatternNoiseCorrection</text:p>
          </table:table-cell>
          <table:table-cell office:value-type="string" calcext:value-type="string">
            <text:p>Fixed pattern noise correction. AVAILABLE: Always. LOCKED: Never.</text:p>
          </table:table-cell>
        </table:table-row>
        <table:table-row table:style-name="ro1">
          <table:table-cell/>
          <table:table-cell office:value-type="string" calcext:value-type="string">
            <text:p>Gamma</text:p>
          </table:table-cell>
          <table:table-cell office:value-type="string" calcext:value-type="string">
            <text:p>Controls the gamma correction of pixel intensity. This is typically used to compensate for non-linearity of the display system (such as CRT). AVAILABLE: (LUTContent != UserdefinedLUT). LOCKED: (LUTEnable = False).</text:p>
          </table:table-cell>
        </table:table-row>
        <table:table-row table:style-name="ro1">
          <table:table-cell/>
          <table:table-cell office:value-type="string" calcext:value-type="string">
            <text:p>BlackLevel</text:p>
          </table:table-cell>
          <table:table-cell office:value-type="string" calcext:value-type="string">
            <text:p>Controls the analog black level as an absolute physical value. This represents a DC offset applied to the video signal. AVAILABLE: Always. LOCKED: (AcquisitionStatus[Acquisition Active] = True).</text:p>
          </table:table-cell>
        </table:table-row>
        <table:table-row table:style-name="ro1">
          <table:table-cell/>
          <table:table-cell office:value-type="string" calcext:value-type="string">
            <text:p>BlackLevelSelector</text:p>
          </table:table-cell>
          <table:table-cell office:value-type="string" calcext:value-type="string">
            <text:p>Selects which Black Level is controlled by the various Black Level features. AVAILABLE: Always. LOCKED: Never.</text:p>
          </table:table-cell>
        </table:table-row>
        <table:table-row table:style-name="ro1">
          <table:table-cell/>
          <table:table-cell office:value-type="string" calcext:value-type="string">
            <text:p>ReadoutMode</text:p>
          </table:table-cell>
          <table:table-cell office:value-type="string" calcext:value-type="string">
            <text:p>Specifies the operation mode of the readout for the acquisition. AVAILABLE: Always. LOCKED: (SequencerMode = On).</text:p>
          </table:table-cell>
        </table:table-row>
        <table:table-row table:style-name="ro1">
          <table:table-cell/>
          <table:table-cell office:value-type="string" calcext:value-type="string">
            <text:p>ReverseY</text:p>
          </table:table-cell>
          <table:table-cell office:value-type="string" calcext:value-type="string">
            <text:p>Flip vertically the image sent by the device. The AOI is applied before the flipping. AVAILABLE: Always. LOCKED: (AcquisitionStatus[Acquisition Active] = True) OR (PixelFormat is a Bayer format) OR (ReverseX</text:p>
          </table:table-cell>
        </table:table-row>
        <table:table-row table:style-name="ro1">
          <table:table-cell/>
          <table:table-cell office:value-type="string" calcext:value-type="string">
            <text:p>ReverseX</text:p>
          </table:table-cell>
          <table:table-cell office:value-type="string" calcext:value-type="string">
            <text:p>Flip horizontally the image sent by the device. The AOI is applied before the flipping. AVAILABLE: Always. LOCKED: (AcquisitionStatus[Acquisition Active] = True) OR (PixelFormat is a Bayer format) OR (ReverseX</text:p>
          </table:table-cell>
        </table:table-row>
        <table:table-row table:style-name="ro1">
          <table:table-cell/>
          <table:table-cell office:value-type="string" calcext:value-type="string">
            <text:p>OffsetY</text:p>
          </table:table-cell>
          <table:table-cell office:value-type="string" calcext:value-type="string">
            <text:p>Vertical offset from the origin to the region of interest (in pixels). AVAILABLE: Always. LOCKED: (SequencerMode = On) OR (AcquisitionStatus[Acquisition Active] = True).</text:p>
          </table:table-cell>
        </table:table-row>
        <table:table-row table:style-name="ro1">
          <table:table-cell/>
          <table:table-cell office:value-type="string" calcext:value-type="string">
            <text:p>OffsetX</text:p>
          </table:table-cell>
          <table:table-cell office:value-type="string" calcext:value-type="string">
            <text:p>Horizontal offset from the origin to the region of interest (in pixels). AVAILABLE: Always. LOCKED: (SequencerMode = On) OR (AcquisitionStatus[Acquisition Active] = True).</text:p>
          </table:table-cell>
        </table:table-row>
        <table:table-row table:style-name="ro1">
          <table:table-cell/>
          <table:table-cell office:value-type="string" calcext:value-type="string">
            <text:p>PixelFormat</text:p>
          </table:table-cell>
          <table:table-cell office:value-type="string" calcext:value-type="string">
            <text:p>Format of the pixels provided by the device. It represents all the information provided by PixelCoding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Height of the image provided by the device (in pixels). AVAILABLE: Always. LOCKED: (SequencerMode = On) OR (AcquisitionStatus[Acquisition Active] = True) OR (TLParamsLocked = 1).</text:p>
          </table:table-cell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Width of the image provided by the device (in pixels). AVAILABLE: Always. LOCKED: (SequencerMode = On) OR (AcquisitionStatus[Acquisition Active] = True) OR (TLParamsLocked = 1).</text:p>
          </table:table-cell>
        </table:table-row>
        <table:table-row table:style-name="ro1">
          <table:table-cell/>
          <table:table-cell office:value-type="string" calcext:value-type="string">
            <text:p>FrameCounter</text:p>
          </table:table-cell>
          <table:table-cell office:value-type="string" calcext:value-type="string">
            <text:p>Sets the frame counter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imestamp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TimestampReset</text:p>
          </table:table-cell>
          <table:table-cell office:value-type="string" calcext:value-type="string">
            <text:p>Resets the current value of the device timestamp counter. AVAILABLE: Always. LOCKED: Never.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emperature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DeviceTemperature</text:p>
          </table:table-cell>
          <table:table-cell office:value-type="string" calcext:value-type="string">
            <text:p>Device temperature in degrees Celsius (C). It is measured at the location selected by DeviceTemperatureSelector. AVAILABLE: Always. LOCKED: Read Only feature..</text:p>
          </table:table-cell>
        </table:table-row>
        <table:table-row table:style-name="ro1">
          <table:table-cell/>
          <table:table-cell office:value-type="string" calcext:value-type="string">
            <text:p>DeviceTemperatureExceeded</text:p>
          </table:table-cell>
          <table:table-cell office:value-type="string" calcext:value-type="string">
            <text:p>Returns if the device operates in critical temperature range. AVAILABLE: Always. LOCKED: Read Only feature..</text:p>
          </table:table-cell>
        </table:table-row>
        <table:table-row table:style-name="ro1">
          <table:table-cell/>
          <table:table-cell office:value-type="string" calcext:value-type="string">
            <text:p>DeviceTemperatureSelector</text:p>
          </table:table-cell>
          <table:table-cell office:value-type="string" calcext:value-type="string">
            <text:p>Selects the location within the device</text:p>
          </table:table-cell>
        </table:table-row>
        <table:table-row table:style-name="ro1">
          <table:table-cell/>
          <table:table-cell office:value-type="string" calcext:value-type="string">
            <text:p>DeviceTemperatureStatus</text:p>
          </table:table-cell>
          <table:table-cell office:value-type="string" calcext:value-type="string">
            <text:p>Returns the current temperature status of the device. AVAILABLE: Always. LOCKED: Read Only feature..</text:p>
          </table:table-cell>
        </table:table-row>
        <table:table-row table:style-name="ro1">
          <table:table-cell/>
          <table:table-cell office:value-type="string" calcext:value-type="string">
            <text:p>DeviceTemperatureUnderrun</text:p>
          </table:table-cell>
          <table:table-cell office:value-type="string" calcext:value-type="string">
            <text:p>Returns if the device operates in critical temperature range. AVAILABLE: Always. LOCKED: Read Only feature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0:15:45.632356406</meta:creation-date>
    <dc:date>2024-06-04T10:29:09.091549263</dc:date>
    <meta:editing-duration>PT2S</meta:editing-duration>
    <meta:editing-cycles>1</meta:editing-cycles>
    <meta:document-statistic meta:table-count="1" meta:cell-count="148" meta:object-count="0"/>
    <meta:generator>LibreOffice/24.2.3.2$Linux_X86_64 LibreOffice_project/420$Build-2</meta:generator>
  </office:meta>
</office:document-meta>
</file>